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4"/>
    <style:style style:name="ce3" style:family="table-cell" style:parent-style-name="Default" style:data-style-name="N3"/>
    <style:style style:name="ce4" style:family="table-cell" style:parent-style-name="Default" style:data-style-name="N4">
      <style:table-cell-properties style:vertical-align="middle" fo:wrap-option="wrap"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font-family-generic="swiss"/>
    </style:style>
    <style:style style:name="co1" style:family="table-column">
      <style:table-column-properties fo:break-before="auto" style:column-width="3.83645833333333cm"/>
    </style:style>
    <style:style style:name="co2" style:family="table-column">
      <style:table-column-properties fo:break-before="auto" style:column-width="1.69333333333333cm"/>
    </style:style>
    <style:style style:name="ro1" style:family="table-row">
      <style:table-row-properties style:row-height="204pt" style:use-optimal-row-height="true" fo:break-before="auto"/>
    </style:style>
    <style:style style:name="ro2"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teekproef_vo_voor_pub" table:style-name="ta1">
        <table:table-column table:style-name="co1" table:number-columns-repeated="16384" table:default-cell-style-name="ce1"/>
        <table:table-row table:style-name="ro1">
          <table:table-cell office:value-type="string" table:style-name="ce4">
            <text:p>Onderwijsniveau</text:p>
          </table:table-cell>
          <table:table-cell office:value-type="string" table:style-name="ce5">
            <text:p>De leerlingen behalen in de onderbouw het opleidingsniveau dat mag worden verwacht.</text:p>
          </table:table-cell>
          <table:table-cell office:value-type="string" table:style-name="ce5">
            <text:p>De school evalueert systematisch de opbrengsten.</text:p>
          </table:table-cell>
          <table:table-cell office:value-type="string" table:style-name="ce5">
            <text:p>De school werkt doelgericht aan de kwaliteit van de opbrengsten.</text:p>
          </table:table-cell>
          <table:table-cell office:value-type="string" table:style-name="ce5">
            <text:p>De school evalueert systematisch het onderwijsproces.</text:p>
          </table:table-cell>
          <table:table-cell office:value-type="string" table:style-name="ce5">
            <text:p>De school werkt doelgericht aan de verbetering van het onderwijsproces.</text:p>
          </table:table-cell>
          <table:table-cell office:value-type="string" table:style-name="ce5">
            <text:p>De school borgt de kwaliteit van het onderwijsproces.</text:p>
          </table:table-cell>
          <table:table-cell office:value-type="string" table:style-name="ce5">
            <text:p>De schoolleiding zorgt dat de visie van de school op onderwijs vertaald is in concrete professionele normen voor leraren.</text:p>
          </table:table-cell>
          <table:table-cell office:value-type="string" table:style-name="ce5">
            <text:p>Er is een uitgesproken visie over wat de school wil bereiken met haar onderwijs.</text:p>
          </table:table-cell>
          <table:table-cell office:value-type="string" table:style-name="ce5">
            <text:p>Deze visie is vertaald in concrete en observeerbare normen voor het handelen van leraren in en buiten de klas.</text:p>
          </table:table-cell>
          <table:table-cell office:value-type="string" table:style-name="ce5">
            <text:p>De visie is vertaald in concrete en observeerbare normen voor lerarenteams.</text:p>
          </table:table-cell>
          <table:table-cell office:value-type="string" table:style-name="ce5">
            <text:p>De schoolleiding zorgt voor draagvlak bij leraren voor het schoolbeleid en de daarvan afgeleide ambities en verbeterdoelen.</text:p>
          </table:table-cell>
          <table:table-cell office:value-type="string" table:style-name="ce5">
            <text:p>Er is een professioneel statuut waarin de zeggenschap van leraren is geregeld.</text:p>
          </table:table-cell>
          <table:table-cell office:value-type="string" table:style-name="ce5">
            <text:p>De schoolleiding zorgt voldoende zeggenschap van leraren in het schoolbeleid (bijvoorbeeld via de MR).</text:p>
          </table:table-cell>
          <table:table-cell office:value-type="string" table:style-name="ce5">
            <text:p>De schoolleiding betrekt leraren bij de ontwikkeling van de schoolvisie, van de schoolambities en evt. van het specifieke didactische concept.</text:p>
          </table:table-cell>
          <table:table-cell office:value-type="string" table:style-name="ce5">
            <text:p>Leraren zijn voldoende geïnformeerd (ze kennen de visie en ambities, zijn het ermee eens en weten welke gedragingen er van hen verwacht worden op grond van die visie en ambities).</text:p>
          </table:table-cell>
          <table:table-cell office:value-type="string" table:style-name="ce5">
            <text:p>De schoolleiding stuurt via haar personeelsbeleid op het realiseren van de onderwijskundige doelen van de school.</text:p>
          </table:table-cell>
          <table:table-cell office:value-type="string" table:style-name="ce5">
            <text:p>Er is een, liefst meerjarig, scholingsplan dat inhoudelijk aansluit bij geconstateerde behoeften van het personeel en mogelijke tekorten in de onderwijskwaliteit.</text:p>
          </table:table-cell>
          <table:table-cell office:value-type="string" table:style-name="ce5">
            <text:p>Het scholingsbeleid kent een generieke aanpak waardoor alle leraren voldoende toegerust worden.</text:p>
          </table:table-cell>
          <table:table-cell office:value-type="string" table:style-name="ce5">
            <text:p>Het scholingsbeleid kent een specifieke aanpak, waardoor groepen of individuele leraren op basis van geconstateerde ontwikkelpunten in hun didactisch pedagogisch handelen ondersteuning en scholing krijgen (denk ook aan coachingstrajecten).</text:p>
          </table:table-cell>
          <table:table-cell office:value-type="string" table:style-name="ce5">
            <text:p>De school zet scholingsbudget volledig in en geeft voldoende ruimte aan leraren voor het volgen van de scholingen.</text:p>
          </table:table-cell>
          <table:table-cell office:value-type="string" table:style-name="ce5">
            <text:p>De inhoud van de p-cyclus (functionerings-, voortgangs- en beoordelingsgesprekken) sluit direct aan bij het bereiken van voldoende onderwijskwaliteit.</text:p>
          </table:table-cell>
          <table:table-cell office:value-type="string" table:style-name="ce5">
            <text:p>Cao-mogelijkheden (bijvoorbeeld loopbaanbeleid en functiemix) worden functioneel ingezet.</text:p>
          </table:table-cell>
          <table:table-cell office:value-type="string" table:style-name="ce5">
            <text:p>De schoolleiding stimuleert leraren, ook die tijdelijk een leraar vervangen, om zich in te schrijven in het lerarenregister.</text:p>
          </table:table-cell>
          <table:table-cell office:value-type="string" table:style-name="ce5">
            <text:p>De schoolleiding stuurt leraren(teams) aan om het onderwijsproces vorm te geven passend bij de ambities van de school.</text:p>
          </table:table-cell>
          <table:table-cell office:value-type="string" table:style-name="ce5">
            <text:p>De school kent een evenwichtige organisatie van platforms (vakgroepen, intervisie- en feedbackgroepen, deelteams) waarin leraren kunnen overleggen over hoe vorm te geven aan het onderwijsproces.</text:p>
          </table:table-cell>
          <table:table-cell office:value-type="string" table:style-name="ce5">
            <text:p>De schoolleiding communiceert met leraren over hoe het onderwijsproces vorm te geven passend binnen de visie van de school.</text:p>
          </table:table-cell>
          <table:table-cell office:value-type="string" table:style-name="ce5">
            <text:p>De kaders waarbinnen de platforms/teams kunnen opereren zijn helder.</text:p>
          </table:table-cell>
          <table:table-cell office:value-type="string" table:style-name="ce5">
            <text:p>De schoolleiding spreekt de teams/platforms aan op het behalen van de afspraken en doelstellingen.</text:p>
          </table:table-cell>
          <table:table-cell office:value-type="string" table:style-name="ce5">
            <text:p>De voorzitters van de platforms zijn gefaciliteerd.</text:p>
          </table:table-cell>
          <table:table-cell office:value-type="string" table:style-name="ce5">
            <text:p>De schoolleiding verantwoordt zich intern over de gerealiseerde onderwijskwaliteit.</text:p>
          </table:table-cell>
          <table:table-cell office:value-type="string" table:style-name="ce5">
            <text:p>De schoolleiding informeert de leraren over de gerealiseerde kwaliteit van de opbrengsten en van het onderwijsleerproces (bijvoorbeeld in de vorm van tevredenheidenquêtes).</text:p>
          </table:table-cell>
          <table:table-cell office:value-type="string" table:style-name="ce5">
            <text:p>De schoolleiding informeert de leraren en MR over de al dan niet gehaalde doelstellingen.</text:p>
          </table:table-cell>
          <table:table-cell office:value-type="string" table:style-name="ce5">
            <text:p>Leraren evalueren de kwaliteit van het onderwijs die zij bieden.</text:p>
          </table:table-cell>
          <table:table-cell office:value-type="string" table:style-name="ce5">
            <text:p>Leraren(teams) evalueren hun handelwijze binnen en buiten de les d.m.v. lesobservaties (peer review), leerlingentevredenheidsenquêtes, leerlingen panels, oudergesprekken en ouderenquêtes.</text:p>
          </table:table-cell>
          <table:table-cell office:value-type="string" table:style-name="ce5">
            <text:p>Leraren(teams) hebben een reëel zicht op hun sterke en zwakke pedagogische en didactische competenties.</text:p>
          </table:table-cell>
          <table:table-cell office:value-type="string" table:style-name="ce5">
            <text:p>Leraren(teams) maken gebruik van de leerresultaten om de kwaliteit van hun onderwijsproces te beoordelen.</text:p>
          </table:table-cell>
          <table:table-cell office:value-type="string" table:style-name="ce5">
            <text:p>Leraren vullen het onderwijs in passend bij de onderwijsvisie van de school/afdeling.</text:p>
          </table:table-cell>
          <table:table-cell office:value-type="string" table:style-name="ce5">
            <text:p>Leraren handelen in en buiten de klas in lijn met de gemaakte afspraken rond visie, ambitie en gekozen concept.</text:p>
          </table:table-cell>
          <table:table-cell office:value-type="string" table:style-name="ce5">
            <text:p>Leraren(teams) formuleren doelen t.a.v. het pedagogisch-didactisch handelen en opbrengsten (passend bij de doelen van de school).</text:p>
          </table:table-cell>
          <table:table-cell office:value-type="string" table:style-name="ce5">
            <text:p>- Leraren(teams) ontwerpen – waar nodig - het onderwijsproces (passend bij de doelen van de school).</text:p>
          </table:table-cell>
          <table:table-cell office:value-type="string" table:style-name="ce5">
            <text:p>Leraren werken doelgericht aan de bekwaamheidseisen en de benodigde competenties voor het realiseren van de visie van de school.</text:p>
          </table:table-cell>
          <table:table-cell office:value-type="string" table:style-name="ce5">
            <text:p>Leraren houden een bekwaamheidsdossier bij (art.37).</text:p>
          </table:table-cell>
          <table:table-cell office:value-type="string" table:style-name="ce5">
            <text:p>Leraren(teams) doen op basis van hun zwakke punten voorstellen voor hun professionele ontwikkeling.</text:p>
          </table:table-cell>
          <table:table-cell office:value-type="string" table:style-name="ce5">
            <text:p>Leraren(teams) volgen de scholing en ondersteuning die in grote lijnen past bij het deskundigheidsprofiel dat de school voor haar leraren heeft opgesteld.</text:p>
          </table:table-cell>
          <table:table-cell office:value-type="string" table:style-name="ce5">
            <text:p>De professionalisering sluit aan bij de loopbaan van de leraar.</text:p>
          </table:table-cell>
          <table:table-cell office:value-type="string" table:style-name="ce5">
            <text:p>Leraren nemen deel aan netwerken, lerarenconferenties en platforms die gericht zijn op het bevorderen van lerarencompetenties.</text:p>
          </table:table-cell>
          <table:table-cell office:value-type="string" table:style-name="ce5">
            <text:p>Lerarenteams verantwoorden zich over de bereikte resultaten van hun professionaliserings- en verbeteractiviteiten.</text:p>
          </table:table-cell>
          <table:table-cell office:value-type="string" table:style-name="ce5">
            <text:p>De vakwerkplannen/(deel)teamplannen worden geëvalueerd op het behalen van afspraken en doelstellingen.</text:p>
          </table:table-cell>
          <table:table-cell office:value-type="string" table:style-name="ce5">
            <text:p>De lerarenteams verantwoorden zich over hun professionaliseringsactiviteiten t.o.v. de schoolleiding.</text:p>
          </table:table-cell>
          <table:table-cell office:value-type="string" table:style-name="ce5">
            <text:p>De leerlingen maken efficiënt gebruik van de onderwijstijd.</text:p>
          </table:table-cell>
          <table:table-cell office:value-type="string" table:style-name="ce5">
            <text:p>De onderwijsactiviteit heeft een doelgerichte opbouw.</text:p>
          </table:table-cell>
          <table:table-cell office:value-type="string" table:style-name="ce5">
            <text:p>De leraar geeft een begrijpelijke uitleg.</text:p>
          </table:table-cell>
          <table:table-cell office:value-type="string" table:style-name="ce5">
            <text:p>De leerlingen zijn actief betrokken.</text:p>
          </table:table-cell>
          <table:table-cell office:value-type="string" table:style-name="ce5">
            <text:p>De leerlingen krijgen effectieve feedback op hun leerproces.</text:p>
          </table:table-cell>
          <table:table-cell office:value-type="string" table:style-name="ce5">
            <text:p>De leraren gebruiken bij de vormgeving van hun onderwijs de analyse van de prestaties van de leerlingen.</text:p>
          </table:table-cell>
          <table:table-cell office:value-type="string" table:style-name="ce5">
            <text:p>De leraren formuleren concrete doelen en/of acties voor bovengemiddeld presterende leerlingen.</text:p>
          </table:table-cell>
          <table:table-cell office:value-type="string" table:style-name="ce5">
            <text:p>De leraren bepalen op basis van een analyse van de prestaties doelen voor (groepen) leerlingen (om achterstanden weg te werken).</text:p>
          </table:table-cell>
          <table:table-cell office:value-type="string" table:style-name="ce5">
            <text:p>In de lespraktijk is te zien dat op basis van de analyse van de vorderingen of leerprestaties aanpassingen in het onderwijs aan de groep zijn gemaakt.</text:p>
          </table:table-cell>
          <table:table-cell office:value-type="string" table:style-name="ce5">
            <text:p>De leraar stemt de instructie af op verschillen tussen leerlingen.</text:p>
          </table:table-cell>
          <table:table-cell office:value-type="string" table:style-name="ce5">
            <text:p>De leraar stemt de verwerking af op verschillen tussen leerlingen.</text:p>
          </table:table-cell>
          <table:table-cell office:value-type="string" table:style-name="ce5">
            <text:p>De school volgt systematisch de vorderingen van de leerlingen aan de hand van genormeerde toetsen.</text:p>
          </table:table-cell>
          <table:table-cell office:value-type="string" table:style-name="ce5">
            <text:p>Dit gebeurt tenminste op de doorstroomrelevante vakken met genormeerde toetsen of op de referentieniveaus. De school gebruikt voor de referentieniveaus externe toetsen, die een mogelijkheid hebben tot analyse (dit gebeurt op 2 momenten in de onderbouw).</text:p>
          </table:table-cell>
          <table:table-cell office:value-type="string" table:style-name="ce5">
            <text:p>De school volgt de sociaalemotionele ontwikkeling.</text:p>
          </table:table-cell>
          <table:table-cell office:value-type="string" table:style-name="ce5">
            <text:p>De school heeft een systeem waarin ontwikkelingen van leerlingen over de leerjaren heen worden bijgehouden en gevolgd.</text:p>
          </table:table-cell>
          <table:table-cell office:value-type="string" table:style-name="ce5">
            <text:p>De school bepaalt wat de onderwijs- en ondersteuningsbehoefte is van individuele of groepen leerlingen.</text:p>
          </table:table-cell>
          <table:table-cell office:value-type="string" table:style-name="ce5">
            <text:p>De school benoemt per leerling of groep leerlingen wat hiaten of juist voorsprong is in cognitieve vaardigheden.</text:p>
          </table:table-cell>
          <table:table-cell office:value-type="string" table:style-name="ce5">
            <text:p>De school benoemt de leemtes in de sociaal emotionele vaardigheden van leerlingen met ondersteuningsbehoeften.</text:p>
          </table:table-cell>
          <table:table-cell office:value-type="string" table:style-name="ce5">
            <text:p>De school bepaalt per leerling of groepen leerlingen (door aanvullende diagnostiek) welk extra aanbod nodig is.</text:p>
          </table:table-cell>
          <table:table-cell office:value-type="string" table:style-name="ce5">
            <text:p>De school bepaalt per leerling of groepen leerlingen (door aanvullende diagnostiek) wat hun ondersteunings- en instructiebehoefte is</text:p>
          </table:table-cell>
          <table:table-cell office:value-type="string" table:style-name="ce5">
            <text:p>De school bepaalt per leerling of groepen leerlingen (door aanvullende diagnostiek) welke sociaal emotionele begeleiding nodig is.</text:p>
          </table:table-cell>
          <table:table-cell office:value-type="string" table:style-name="ce5">
            <text:p>De school heeft doelen gesteld die erop gericht zijn om achterstanden te bestrijden.</text:p>
          </table:table-cell>
          <table:table-cell office:value-type="string" table:style-name="ce5">
            <text:p>De school heeft op het niveau van de leerling of een groepje leerlingen opbrengstdoelen bepaald die gericht zijn op het wegwerken van hiaten.</text:p>
          </table:table-cell>
          <table:table-cell office:value-type="string" table:style-name="ce5">
            <text:p>De doelen zijn te vertalen in tussendoelen.</text:p>
          </table:table-cell>
          <table:table-cell office:value-type="string" table:style-name="ce5">
            <text:p>De leerlingen worden actief betrokken bij het stellen van doelen.</text:p>
          </table:table-cell>
          <table:table-cell office:value-type="string" table:style-name="ce5">
            <text:p>De school voert de ondersteuning planmatig uit.</text:p>
          </table:table-cell>
          <table:table-cell office:value-type="string" table:style-name="ce5">
            <text:p>Er zijn maatregelen getroffen (bijvoorbeeld verlenging leertijd, remedial teaching, hulpklassen, ondersteuningslessen, faalangsttrainingen) voor zowel cognitieve als sociaalemotionele ondersteuning voor alle leerlingen die extra ondersteuning nodig hebben.</text:p>
          </table:table-cell>
          <table:table-cell office:value-type="string" table:style-name="ce5">
            <text:p>De school voert die maatregelen uit.</text:p>
          </table:table-cell>
          <table:table-cell office:value-type="string" table:style-name="ce5">
            <text:p>De school evalueert de effectiviteit van de genomen maatregelen en past de geboden ondersteuning aan.</text:p>
          </table:table-cell>
          <table:table-cell office:value-type="string" table:style-name="ce5">
            <text:p>Het bevoegd gezag baseert zijn beslissing over de toelating van leerlingen tot het eerste schooljaar op het schooladvies van de basisschool dat voor 1 maart wordt vastgesteld.</text:p>
          </table:table-cell>
          <table:table-cell office:value-type="string" table:style-name="ce5">
            <text:p>Indien het schooladvies naar aanleiding van het resultaat van de centrale eindtoets of een andere eindtoets wordt gewijzigd, dan baseert het bevoegd gezag zijn beslissing over de toelating van leerlingen tot het eerste schooljaar op dat gewijzigde schoolad</text:p>
          </table:table-cell>
          <table:table-cell office:value-type="string" table:style-name="ce5">
            <text:p>De schoolgids bevat informatie over: het percentage leerlingen dat de school zonder diploma verlaat (VSV).</text:p>
          </table:table-cell>
          <table:table-cell office:value-type="string" table:style-name="ce5">
            <text:p>De schoolgids bevat informatie over: verzuimbeleid.</text:p>
          </table:table-cell>
          <table:table-cell table:number-columns-repeated="16301" table:style-name="ce5"/>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table:style-name="ce3"/>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table:number-columns-repeated="4" table:style-name="ce3"/>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4" table:style-name="ce3"/>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table:number-columns-repeated="3" table:style-name="ce3"/>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table:number-columns-repeated="3" table:style-name="ce3"/>
          <table:table-cell office:value-type="string" table:style-name="ce3">
            <text:p>onvoldoende</text:p>
          </table:table-cell>
          <table:table-cell table:number-columns-repeated="5" table:style-name="ce3"/>
          <table:table-cell office:value-type="string" table:style-name="ce3">
            <text:p>onvoldoende</text:p>
          </table:table-cell>
          <table:table-cell table:number-columns-repeated="3" table:style-name="ce3"/>
          <table:table-cell office:value-type="string" table:style-name="ce3">
            <text:p>voldoende</text:p>
          </table:table-cell>
          <table:table-cell table:number-columns-repeated="3" table:style-name="ce3"/>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slecht</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nt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nt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9"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slecht</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slecht</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table:number-columns-repeated="4" table:style-name="ce3"/>
          <table:table-cell table:number-columns-repeated="16301"/>
        </table:table-row>
        <table:table-row table:style-name="ro2">
          <table:table-cell office:value-type="string" table:style-name="ce2">
            <text:p>VMBO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9"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table:style-name="ce3"/>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3" table:style-name="ce3"/>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5"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table:style-name="ce3"/>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table:number-columns-repeated="3" table:style-name="ce3"/>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table:number-columns-repeated="2"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table:number-columns-repeated="4" table:style-name="ce3"/>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6" table:style-name="ce3"/>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goed</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style-name="ce3"/>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table:number-columns-repeated="4" table:style-name="ce3"/>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9" table:style-name="ce3"/>
          <table:table-cell office:value-type="string" table:style-name="ce3">
            <text:p>voldoende</text:p>
          </table:table-cell>
          <table:table-cell table:number-columns-repeated="5" table:style-name="ce3"/>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9"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table:style-name="ce3"/>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slecht</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3" table:style-name="ce3"/>
          <table:table-cell office:value-type="string" table:style-name="ce3">
            <text:p>onvoldoende</text:p>
          </table:table-cell>
          <table:table-cell table:style-name="ce3"/>
          <table:table-cell office:value-type="string" table:style-name="ce3">
            <text:p>onvoldoende</text:p>
          </table:table-cell>
          <table:table-cell table:number-columns-repeated="3" table:style-name="ce3"/>
          <table:table-cell office:value-type="string" table:style-name="ce3">
            <text:p>voldoende</text:p>
          </table:table-cell>
          <table:table-cell table:number-columns-repeated="5" table:style-name="ce3"/>
          <table:table-cell office:value-type="string" table:style-name="ce3">
            <text:p>voldoende</text:p>
          </table:table-cell>
          <table:table-cell table:number-columns-repeated="3" table:style-name="ce3"/>
          <table:table-cell office:value-type="string" table:style-name="ce3">
            <text:p>goed</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table:number-columns-repeated="43" table:style-name="ce3"/>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5" table:style-name="ce3"/>
          <table:table-cell office:value-type="string" table:style-name="ce3">
            <text:p>onvoldoende</text:p>
          </table:table-cell>
          <table:table-cell table:number-columns-repeated="3" table:style-name="ce3"/>
          <table:table-cell office:value-type="string" table:style-name="ce3">
            <text:p>goed</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6" table:style-name="ce3"/>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slecht</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6" table:style-name="ce3"/>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slecht</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table:number-columns-repeated="2"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voldoende</text:p>
          </table:table-cell>
          <table:table-cell office:value-type="string" table:style-name="ce3">
            <text:p>ja</text:p>
          </table:table-cell>
          <table:table-cell office:value-type="string" table:style-name="ce3">
            <text:p>ja</text:p>
          </table:table-cell>
          <table:table-cell table:number-columns-repeated="17" table:style-name="ce3"/>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goed</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table:number-columns-repeated="4" table:style-name="ce3"/>
          <table:table-cell table:number-columns-repeated="16301"/>
        </table:table-row>
        <table:table-row table:style-name="ro2">
          <table:table-cell office:value-type="string" table:style-name="ce2">
            <text:p>VMBOK</text:p>
          </table:table-cell>
          <table:table-cell office:value-type="string" table:style-name="ce3">
            <text:p>slecht</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goed</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4" table:style-name="ce3"/>
          <table:table-cell table:number-columns-repeated="16301"/>
        </table:table-row>
        <table:table-row table:style-name="ro2">
          <table:table-cell office:value-type="string" table:style-name="ce2">
            <text:p>VMBOGT</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goed</text:p>
          </table:table-cell>
          <table:table-cell table:number-columns-repeated="3" table:style-name="ce3"/>
          <table:table-cell office:value-type="string" table:style-name="ce3">
            <text:p>voldoende</text:p>
          </table:table-cell>
          <table:table-cell table:number-columns-repeated="5"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7" table:style-name="ce3"/>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4" table:style-name="ce3"/>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onvoldoende</text:p>
          </table:table-cell>
          <table:table-cell table:number-columns-repeated="48" table:style-name="ce3"/>
          <table:table-cell office:value-type="string" table:style-name="ce3">
            <text:p>voldoende</text:p>
          </table:table-cell>
          <table:table-cell table:number-columns-repeated="10" table:style-name="ce3"/>
          <table:table-cell office:value-type="string" table:style-name="ce3">
            <text:p>voldoende</text:p>
          </table:table-cell>
          <table:table-cell table:number-columns-repeated="21" table:style-name="ce3"/>
          <table:table-cell table:number-columns-repeated="16301"/>
        </table:table-row>
        <table:table-row table:style-name="ro2">
          <table:table-cell office:value-type="string" table:style-name="ce2">
            <text:p>VMBOGT</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43" table:style-name="ce3"/>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5"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6" table:style-name="ce3"/>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table:number-columns-repeated="4" table:style-name="ce3"/>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ntb</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goed</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29" table:style-name="ce3"/>
          <table:table-cell office:value-type="string" table:style-name="ce3">
            <text:p>ja</text:p>
          </table:table-cell>
          <table:table-cell office:value-type="string" table:style-name="ce3">
            <text:p>onvoldoende</text:p>
          </table:table-cell>
          <table:table-cell table:number-columns-repeated="12"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4" table:style-name="ce3"/>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table:style-name="ce3"/>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slecht</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4" table:style-name="ce3"/>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table:style-name="ce3"/>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2" table:style-name="ce3"/>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table:number-columns-repeated="16301"/>
        </table:table-row>
        <table:table-row table:style-name="ro2">
          <table:table-cell office:value-type="string" table:style-name="ce2">
            <text:p>VMBOK</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9"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on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table:style-name="ce3"/>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4" table:style-name="ce3"/>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43" table:style-name="ce3"/>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9"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2" table:style-name="ce3"/>
          <table:table-cell office:value-type="string" table:style-name="ce3">
            <text:p>voldoende</text:p>
          </table:table-cell>
          <table:table-cell table:style-name="ce3"/>
          <table:table-cell office:value-type="string" table:style-name="ce3">
            <text:p>ja</text:p>
          </table:table-cell>
          <table:table-cell table:number-columns-repeated="3" table:style-name="ce3"/>
          <table:table-cell office:value-type="string" table:style-name="ce3">
            <text:p>voldoende</text:p>
          </table:table-cell>
          <table:table-cell table:number-columns-repeated="2"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3" table:style-name="ce3"/>
          <table:table-cell office:value-type="string" table:style-name="ce3">
            <text:p>onvoldoende</text:p>
          </table:table-cell>
          <table:table-cell table:number-columns-repeated="5" table:style-name="ce3"/>
          <table:table-cell office:value-type="string" table:style-name="ce3">
            <text:p>voldoende</text:p>
          </table:table-cell>
          <table:table-cell table:number-columns-repeated="2" table:style-name="ce3"/>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9"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table:style-name="ce3"/>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slecht</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table:style-name="ce3"/>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table:style-name="ce3"/>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table:number-columns-repeated="3" table:style-name="ce3"/>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5" table:style-name="ce3"/>
          <table:table-cell office:value-type="string" table:style-name="ce3">
            <text:p>onvoldoende</text:p>
          </table:table-cell>
          <table:table-cell table:number-columns-repeated="3"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table:number-columns-repeated="3" table:style-name="ce3"/>
          <table:table-cell office:value-type="string" table:style-name="ce3">
            <text:p>voldoende</text:p>
          </table:table-cell>
          <table:table-cell table:number-columns-repeated="4" table:style-name="ce3"/>
          <table:table-cell office:value-type="string" table:style-name="ce3">
            <text:p>onvoldoende</text:p>
          </table:table-cell>
          <table:table-cell table:number-columns-repeated="7" table:style-name="ce3"/>
          <table:table-cell office:value-type="string" table:style-name="ce3">
            <text:p>voldoende</text:p>
          </table:table-cell>
          <table:table-cell table:number-columns-repeated="5" table:style-name="ce3"/>
          <table:table-cell office:value-type="string" table:style-name="ce3">
            <text:p>voldoende</text:p>
          </table:table-cell>
          <table:table-cell table:number-columns-repeated="2"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3" table:style-name="ce3"/>
          <table:table-cell office:value-type="string" table:style-name="ce3">
            <text:p>onvoldoende</text:p>
          </table:table-cell>
          <table:table-cell table:number-columns-repeated="5" table:style-name="ce3"/>
          <table:table-cell office:value-type="string" table:style-name="ce3">
            <text:p>voldoende</text:p>
          </table:table-cell>
          <table:table-cell table:number-columns-repeated="2"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table:number-columns-repeated="3" table:style-name="ce3"/>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5"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table:style-name="ce3"/>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4" table:style-name="ce3"/>
          <table:table-cell table:number-columns-repeated="16301"/>
        </table:table-row>
        <table:table-row table:style-name="ro2">
          <table:table-cell office:value-type="string" table:style-name="ce2">
            <text:p>VMBOGT</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9"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9"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W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43" table:style-name="ce3"/>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table:number-columns-repeated="6"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9"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VMBO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table:number-columns-repeated="16301"/>
        </table:table-row>
        <table:table-row table:style-name="ro2">
          <table:table-cell office:value-type="string" table:style-name="ce2">
            <text:p>HAVO</text:p>
          </table:table-cell>
          <table:table-cell office:value-type="string" table:style-name="ce3">
            <text:p>slecht</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style-name="ce3"/>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4" table:style-name="ce3"/>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4" table:style-name="ce3"/>
          <table:table-cell table:number-columns-repeated="16301"/>
        </table:table-row>
        <table:table-row table:style-name="ro2">
          <table:table-cell office:value-type="string" table:style-name="ce2">
            <text:p>VMBOB</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goed</text:p>
          </table:table-cell>
          <table:table-cell table:number-columns-repeated="3" table:style-name="ce3"/>
          <table:table-cell office:value-type="string" table:style-name="ce3">
            <text:p>voldoende</text:p>
          </table:table-cell>
          <table:table-cell table:number-columns-repeated="5" table:style-name="ce3"/>
          <table:table-cell office:value-type="string" table:style-name="ce3">
            <text:p>voldoende</text:p>
          </table:table-cell>
          <table:table-cell table:number-columns-repeated="3" table:style-name="ce3"/>
          <table:table-cell office:value-type="string" table:style-name="ce3">
            <text:p>voldoende</text:p>
          </table:table-cell>
          <table:table-cell table:number-columns-repeated="3" table:style-name="ce3"/>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goed</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style-name="ce3"/>
          <table:table-cell table:number-columns-repeated="16301"/>
        </table:table-row>
        <table:table-row table:style-name="ro2">
          <table:table-cell office:value-type="string" table:style-name="ce2">
            <text:p>VMBOK</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20" table:style-name="ce3"/>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table:number-columns-repeated="16301"/>
        </table:table-row>
        <table:table-row table:style-name="ro2">
          <table:table-cell office:value-type="string" table:style-name="ce2">
            <text:p>HAVO</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onvoldoende</text:p>
          </table:table-cell>
          <table:table-cell office:value-type="string" table:style-name="ce3">
            <text:p>ne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slecht</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style-name="ro2">
          <table:table-cell office:value-type="string" table:style-name="ce2">
            <text:p>VMBOGT</text:p>
          </table:table-cell>
          <table:table-cell office:value-type="string" table:style-name="ce3">
            <text:p>voldoende</text:p>
          </table:table-cell>
          <table:table-cell office:value-type="string" table:style-name="ce3">
            <text:p>goed</text:p>
          </table:table-cell>
          <table:table-cell office:value-type="string" table:style-name="ce3">
            <text:p>goed</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voldoende</text:p>
          </table:table-cell>
          <table:table-cell office:value-type="string" table:style-name="ce3">
            <text:p>voldoende</text:p>
          </table:table-cell>
          <table:table-cell office:value-type="string" table:style-name="ce3">
            <text:p>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onvoldoende</text:p>
          </table:table-cell>
          <table:table-cell office:value-type="string" table:style-name="ce3">
            <text:p>onvoldoende</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ja</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onvoldoende</text:p>
          </table:table-cell>
          <table:table-cell office:value-type="string" table:style-name="ce3">
            <text:p>nee</text:p>
          </table:table-cell>
          <table:table-cell office:value-type="string" table:style-name="ce3">
            <text:p>nee</text:p>
          </table:table-cell>
          <table:table-cell office:value-type="string" table:style-name="ce3">
            <text:p>nee</text:p>
          </table:table-cell>
          <table:table-cell office:value-type="string" table:style-name="ce3">
            <text:p>voldoende</text:p>
          </table:table-cell>
          <table:table-cell office:value-type="string" table:style-name="ce3">
            <text:p>ja</text:p>
          </table:table-cell>
          <table:table-cell office:value-type="string" table:style-name="ce3">
            <text:p>ja</text:p>
          </table:table-cell>
          <table:table-cell office:value-type="string" table:style-name="ce3">
            <text:p>nee</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office:value-type="string" table:style-name="ce3">
            <text:p>ja</text:p>
          </table:table-cell>
          <table:table-cell table:number-columns-repeated="16301"/>
        </table:table-row>
        <table:table-row table:number-rows-repeated="1048446" table:style-name="ro2">
          <table:table-cell table:number-columns-repeated="16384"/>
        </table:table-row>
      </table:table>
      <table:table table:name="Blad1" table:style-name="ta2">
        <table:table-column table:style-name="co2" table:number-columns-repeated="16384" table:default-cell-style-name="ce1"/>
        <table:table-row table:style-name="ro2">
          <table:table-cell office:value-type="string" table:style-name="ce1">
            <text:p>De leerlingen behalen in de onderbouw het opleidingsniveau dat mag worden verwacht.</text:p>
          </table:table-cell>
          <table:table-cell table:number-columns-repeated="9" table:style-name="ce1"/>
          <table:table-cell office:value-type="string" table:style-name="ce1">
            <text:p>De leerlingen behalen in de onderbouw het opleidingsniveau dat mag worden verwacht.</text:p>
          </table:table-cell>
          <table:table-cell office:value-type="string" table:style-name="ce1">
            <text:p>De school evalueert systematisch de opbrengsten.</text:p>
          </table:table-cell>
          <table:table-cell office:value-type="string" table:style-name="ce1">
            <text:p>De school werkt doelgericht aan de kwaliteit van de opbrengsten.</text:p>
          </table:table-cell>
          <table:table-cell office:value-type="string" table:style-name="ce1">
            <text:p>De school evalueert systematisch het onderwijsproces.</text:p>
          </table:table-cell>
          <table:table-cell office:value-type="string" table:style-name="ce1">
            <text:p>De school werkt doelgericht aan de verbetering van het onderwijsproces.</text:p>
          </table:table-cell>
          <table:table-cell office:value-type="string" table:style-name="ce1">
            <text:p>De school borgt de kwaliteit van het onderwijsproces.</text:p>
          </table:table-cell>
          <table:table-cell office:value-type="string" table:style-name="ce1">
            <text:p>De schoolleiding zorgt dat de visie van de school op onderwijs vertaald is in concrete professionele normen voor leraren.</text:p>
          </table:table-cell>
          <table:table-cell office:value-type="string" table:style-name="ce1">
            <text:p>Er is een uitgesproken visie over wat de school wil bereiken met haar onderwijs.</text:p>
          </table:table-cell>
          <table:table-cell office:value-type="string" table:style-name="ce1">
            <text:p>Deze visie is vertaald in concrete en observeerbare normen voor het handelen van leraren in en buiten de klas.</text:p>
          </table:table-cell>
          <table:table-cell office:value-type="string" table:style-name="ce1">
            <text:p>De visie is vertaald in concrete en observeerbare normen voor lerarenteams.</text:p>
          </table:table-cell>
          <table:table-cell office:value-type="string" table:style-name="ce1">
            <text:p>De schoolleiding zorgt voor draagvlak bij leraren voor het schoolbeleid en de daarvan afgeleide ambities en verbeterdoelen.</text:p>
          </table:table-cell>
          <table:table-cell office:value-type="string" table:style-name="ce1">
            <text:p>Er is een professioneel statuut waarin de zeggenschap van leraren is geregeld.</text:p>
          </table:table-cell>
          <table:table-cell office:value-type="string" table:style-name="ce1">
            <text:p>De schoolleiding zorgt voldoende zeggenschap van leraren in het schoolbeleid (bijvoorbeeld via de MR).</text:p>
          </table:table-cell>
          <table:table-cell office:value-type="string" table:style-name="ce1">
            <text:p>De schoolleiding betrekt leraren bij de ontwikkeling van de schoolvisie, van de schoolambities en evt. van het specifieke didactische concept.</text:p>
          </table:table-cell>
          <table:table-cell office:value-type="string" table:style-name="ce1">
            <text:p>Leraren zijn voldoende geïnformeerd (ze kennen de visie en ambities, zijn het ermee eens en weten welke gedragingen er van hen verwacht worden op grond van die visie en ambities).</text:p>
          </table:table-cell>
          <table:table-cell office:value-type="string" table:style-name="ce1">
            <text:p>De schoolleiding stuurt via haar personeelsbeleid op het realiseren van de onderwijskundige doelen van de school.</text:p>
          </table:table-cell>
          <table:table-cell office:value-type="string" table:style-name="ce1">
            <text:p>Er is een, liefst meerjarig, scholingsplan dat inhoudelijk aansluit bij geconstateerde behoeften van het personeel en mogelijke tekorten in de onderwijskwaliteit.</text:p>
          </table:table-cell>
          <table:table-cell office:value-type="string" table:style-name="ce1">
            <text:p>Het scholingsbeleid kent een generieke aanpak waardoor alle leraren voldoende toegerust worden.</text:p>
          </table:table-cell>
          <table:table-cell office:value-type="string" table:style-name="ce1">
            <text:p>Het scholingsbeleid kent een specifieke aanpak, waardoor groepen of individuele leraren op basis van geconstateerde ontwikkelpunten in hun didactisch pedagogisch handelen ondersteuning en scholing krijgen (denk ook aan coachingstrajecten).</text:p>
          </table:table-cell>
          <table:table-cell office:value-type="string" table:style-name="ce1">
            <text:p>De school zet scholingsbudget volledig in en geeft voldoende ruimte aan leraren voor het volgen van de scholingen.</text:p>
          </table:table-cell>
          <table:table-cell office:value-type="string" table:style-name="ce1">
            <text:p>De inhoud van de p-cyclus (functionerings-, voortgangs- en beoordelingsgesprekken) sluit direct aan bij het bereiken van voldoende onderwijskwaliteit.</text:p>
          </table:table-cell>
          <table:table-cell office:value-type="string" table:style-name="ce1">
            <text:p>Cao-mogelijkheden (bijvoorbeeld loopbaanbeleid en functiemix) worden functioneel ingezet.</text:p>
          </table:table-cell>
          <table:table-cell office:value-type="string" table:style-name="ce1">
            <text:p>De schoolleiding stimuleert leraren, ook die tijdelijk een leraar vervangen, om zich in te schrijven in het lerarenregister.</text:p>
          </table:table-cell>
          <table:table-cell office:value-type="string" table:style-name="ce1">
            <text:p>De schoolleiding stuurt leraren(teams) aan om het onderwijsproces vorm te geven passend bij de ambities van de school.</text:p>
          </table:table-cell>
          <table:table-cell office:value-type="string" table:style-name="ce1">
            <text:p>De school kent een evenwichtige organisatie van platforms (vakgroepen, intervisie- en feedbackgroepen, deelteams) waarin leraren kunnen overleggen over hoe vorm te geven aan het onderwijsproces.</text:p>
          </table:table-cell>
          <table:table-cell office:value-type="string" table:style-name="ce1">
            <text:p>De schoolleiding communiceert met leraren over hoe het onderwijsproces vorm te geven passend binnen de visie van de school.</text:p>
          </table:table-cell>
          <table:table-cell office:value-type="string" table:style-name="ce1">
            <text:p>De kaders waarbinnen de platforms/teams kunnen opereren zijn helder.</text:p>
          </table:table-cell>
          <table:table-cell office:value-type="string" table:style-name="ce1">
            <text:p>De schoolleiding spreekt de teams/platforms aan op het behalen van de afspraken en doelstellingen.</text:p>
          </table:table-cell>
          <table:table-cell office:value-type="string" table:style-name="ce1">
            <text:p>De voorzitters van de platforms zijn gefaciliteerd.</text:p>
          </table:table-cell>
          <table:table-cell office:value-type="string" table:style-name="ce1">
            <text:p>De schoolleiding verantwoordt zich intern over de gerealiseerde onderwijskwaliteit.</text:p>
          </table:table-cell>
          <table:table-cell office:value-type="string" table:style-name="ce1">
            <text:p>De schoolleiding informeert de leraren over de gerealiseerde kwaliteit van de opbrengsten en van het onderwijsleerproces (bijvoorbeeld in de vorm van tevredenheidenquêtes).</text:p>
          </table:table-cell>
          <table:table-cell office:value-type="string" table:style-name="ce1">
            <text:p>De schoolleiding informeert de leraren en MR over de al dan niet gehaalde doelstellingen.</text:p>
          </table:table-cell>
          <table:table-cell office:value-type="string" table:style-name="ce1">
            <text:p>Leraren evalueren de kwaliteit van het onderwijs die zij bieden.</text:p>
          </table:table-cell>
          <table:table-cell office:value-type="string" table:style-name="ce1">
            <text:p>Leraren(teams) evalueren hun handelwijze binnen en buiten de les d.m.v. lesobservaties (peer review), leerlingentevredenheidsenquêtes, leerlingen panels, oudergesprekken en ouderenquêtes.</text:p>
          </table:table-cell>
          <table:table-cell office:value-type="string" table:style-name="ce1">
            <text:p>Leraren(teams) hebben een reëel zicht op hun sterke en zwakke pedagogische en didactische competenties.</text:p>
          </table:table-cell>
          <table:table-cell office:value-type="string" table:style-name="ce1">
            <text:p>Leraren(teams) maken gebruik van de leerresultaten om de kwaliteit van hun onderwijsproces te beoordelen.</text:p>
          </table:table-cell>
          <table:table-cell office:value-type="string" table:style-name="ce1">
            <text:p>Leraren vullen het onderwijs in passend bij de onderwijsvisie van de school/afdeling.</text:p>
          </table:table-cell>
          <table:table-cell office:value-type="string" table:style-name="ce1">
            <text:p>Leraren handelen in en buiten de klas in lijn met de gemaakte afspraken rond visie, ambitie en gekozen concept.</text:p>
          </table:table-cell>
          <table:table-cell office:value-type="string" table:style-name="ce1">
            <text:p>Leraren(teams) formuleren doelen t.a.v. het pedagogisch-didactisch handelen en opbrengsten (passend bij de doelen van de school).</text:p>
          </table:table-cell>
          <table:table-cell office:value-type="string" table:style-name="ce1">
            <text:p>- Leraren(teams) ontwerpen – waar nodig - het onderwijsproces (passend bij de doelen van de school).</text:p>
          </table:table-cell>
          <table:table-cell office:value-type="string" table:style-name="ce1">
            <text:p>Leraren werken doelgericht aan de bekwaamheidseisen en de benodigde competenties voor het realiseren van de visie van de school.</text:p>
          </table:table-cell>
          <table:table-cell office:value-type="string" table:style-name="ce1">
            <text:p>Leraren houden een bekwaamheidsdossier bij (art.37).</text:p>
          </table:table-cell>
          <table:table-cell office:value-type="string" table:style-name="ce1">
            <text:p>Leraren(teams) doen op basis van hun zwakke punten voorstellen voor hun professionele ontwikkeling.</text:p>
          </table:table-cell>
          <table:table-cell office:value-type="string" table:style-name="ce1">
            <text:p>Leraren(teams) volgen de scholing en ondersteuning die in grote lijnen past bij het deskundigheidsprofiel dat de school voor haar leraren heeft opgesteld.</text:p>
          </table:table-cell>
          <table:table-cell office:value-type="string" table:style-name="ce1">
            <text:p>De professionalisering sluit aan bij de loopbaan van de leraar.</text:p>
          </table:table-cell>
          <table:table-cell office:value-type="string" table:style-name="ce1">
            <text:p>Leraren nemen deel aan netwerken, lerarenconferenties en platforms die gericht zijn op het bevorderen van lerarencompetenties.</text:p>
          </table:table-cell>
          <table:table-cell office:value-type="string" table:style-name="ce1">
            <text:p>Lerarenteams verantwoorden zich over de bereikte resultaten van hun professionaliserings- en verbeteractiviteiten.</text:p>
          </table:table-cell>
          <table:table-cell office:value-type="string" table:style-name="ce1">
            <text:p>De vakwerkplannen/(deel)teamplannen worden geëvalueerd op het behalen van afspraken en doelstellingen.</text:p>
          </table:table-cell>
          <table:table-cell office:value-type="string" table:style-name="ce1">
            <text:p>De lerarenteams verantwoorden zich over hun professionaliseringsactiviteiten t.o.v. de schoolleiding.</text:p>
          </table:table-cell>
          <table:table-cell office:value-type="string" table:style-name="ce1">
            <text:p>De leerlingen maken efficiënt gebruik van de onderwijstijd.</text:p>
          </table:table-cell>
          <table:table-cell office:value-type="string" table:style-name="ce1">
            <text:p>De onderwijsactiviteit heeft een doelgerichte opbouw.</text:p>
          </table:table-cell>
          <table:table-cell office:value-type="string" table:style-name="ce1">
            <text:p>De leraar geeft een begrijpelijke uitleg.</text:p>
          </table:table-cell>
          <table:table-cell office:value-type="string" table:style-name="ce1">
            <text:p>De leerlingen zijn actief betrokken.</text:p>
          </table:table-cell>
          <table:table-cell office:value-type="string" table:style-name="ce1">
            <text:p>De leerlingen krijgen effectieve feedback op hun leerproces.</text:p>
          </table:table-cell>
          <table:table-cell office:value-type="string" table:style-name="ce1">
            <text:p>De leraren gebruiken bij de vormgeving van hun onderwijs de analyse van de prestaties van de leerlingen.</text:p>
          </table:table-cell>
          <table:table-cell office:value-type="string" table:style-name="ce1">
            <text:p>De leraren formuleren concrete doelen en/of acties voor bovengemiddeld presterende leerlingen.</text:p>
          </table:table-cell>
          <table:table-cell office:value-type="string" table:style-name="ce1">
            <text:p>De leraren bepalen op basis van een analyse van de prestaties doelen voor (groepen) leerlingen (om achterstanden weg te werken).</text:p>
          </table:table-cell>
          <table:table-cell office:value-type="string" table:style-name="ce1">
            <text:p>In de lespraktijk is te zien dat op basis van de analyse van de vorderingen of leerprestaties aanpassingen in het onderwijs aan de groep zijn gemaakt.</text:p>
          </table:table-cell>
          <table:table-cell office:value-type="string" table:style-name="ce1">
            <text:p>De leraar stemt de instructie af op verschillen tussen leerlingen.</text:p>
          </table:table-cell>
          <table:table-cell office:value-type="string" table:style-name="ce1">
            <text:p>De leraar stemt de verwerking af op verschillen tussen leerlingen.</text:p>
          </table:table-cell>
          <table:table-cell office:value-type="string" table:style-name="ce1">
            <text:p>De school volgt systematisch de vorderingen van de leerlingen aan de hand van genormeerde toetsen.</text:p>
          </table:table-cell>
          <table:table-cell office:value-type="string" table:style-name="ce1">
            <text:p>Dit gebeurt tenminste op de doorstroomrelevante vakken met genormeerde toetsen of op de referentieniveaus. De school gebruikt voor de referentieniveaus externe toetsen, die een mogelijkheid hebben tot analyse (dit gebeurt op 2 momenten in de onderbouw).</text:p>
          </table:table-cell>
          <table:table-cell office:value-type="string" table:style-name="ce1">
            <text:p>De school volgt de sociaalemotionele ontwikkeling.</text:p>
          </table:table-cell>
          <table:table-cell office:value-type="string" table:style-name="ce1">
            <text:p>De school heeft een systeem waarin ontwikkelingen van leerlingen over de leerjaren heen worden bijgehouden en gevolgd.</text:p>
          </table:table-cell>
          <table:table-cell office:value-type="string" table:style-name="ce1">
            <text:p>De school bepaalt wat de onderwijs- en ondersteuningsbehoefte is van individuele of groepen leerlingen.</text:p>
          </table:table-cell>
          <table:table-cell office:value-type="string" table:style-name="ce1">
            <text:p>De school benoemt per leerling of groep leerlingen wat hiaten of juist voorsprong is in cognitieve vaardigheden.</text:p>
          </table:table-cell>
          <table:table-cell office:value-type="string" table:style-name="ce1">
            <text:p>De school benoemt de leemtes in de sociaal emotionele vaardigheden van leerlingen met ondersteuningsbehoeften.</text:p>
          </table:table-cell>
          <table:table-cell office:value-type="string" table:style-name="ce1">
            <text:p>De school bepaalt per leerling of groepen leerlingen (door aanvullende diagnostiek) welk extra aanbod nodig is.</text:p>
          </table:table-cell>
          <table:table-cell office:value-type="string" table:style-name="ce1">
            <text:p>De school bepaalt per leerling of groepen leerlingen (door aanvullende diagnostiek) wat hun ondersteunings- en instructiebehoefte is</text:p>
          </table:table-cell>
          <table:table-cell office:value-type="string" table:style-name="ce1">
            <text:p>De school bepaalt per leerling of groepen leerlingen (door aanvullende diagnostiek) welke sociaal emotionele begeleiding nodig is.</text:p>
          </table:table-cell>
          <table:table-cell office:value-type="string" table:style-name="ce1">
            <text:p>De school heeft doelen gesteld die erop gericht zijn om achterstanden te bestrijden.</text:p>
          </table:table-cell>
          <table:table-cell office:value-type="string" table:style-name="ce1">
            <text:p>De school heeft op het niveau van de leerling of een groepje leerlingen opbrengstdoelen bepaald die gericht zijn op het wegwerken van hiaten.</text:p>
          </table:table-cell>
          <table:table-cell office:value-type="string" table:style-name="ce1">
            <text:p>De doelen zijn te vertalen in tussendoelen.</text:p>
          </table:table-cell>
          <table:table-cell office:value-type="string" table:style-name="ce1">
            <text:p>De leerlingen worden actief betrokken bij het stellen van doelen.</text:p>
          </table:table-cell>
          <table:table-cell office:value-type="string" table:style-name="ce1">
            <text:p>De school voert de ondersteuning planmatig uit.</text:p>
          </table:table-cell>
          <table:table-cell office:value-type="string" table:style-name="ce1">
            <text:p>Er zijn maatregelen getroffen (bijvoorbeeld verlenging leertijd, remedial teaching, hulpklassen, ondersteuningslessen, faalangsttrainingen) voor zowel cognitieve als sociaalemotionele ondersteuning voor alle leerlingen die extra ondersteuning nodig hebben.</text:p>
          </table:table-cell>
          <table:table-cell office:value-type="string" table:style-name="ce1">
            <text:p>De school voert die maatregelen uit.</text:p>
          </table:table-cell>
          <table:table-cell office:value-type="string" table:style-name="ce1">
            <text:p>De school evalueert de effectiviteit van de genomen maatregelen en past de geboden ondersteuning aan.</text:p>
          </table:table-cell>
          <table:table-cell office:value-type="string" table:style-name="ce1">
            <text:p>Het bevoegd gezag baseert zijn beslissing over de toelating van leerlingen tot het eerste schooljaar op het schooladvies van de basisschool dat voor 1 maart wordt vastgesteld.</text:p>
          </table:table-cell>
          <table:table-cell office:value-type="string" table:style-name="ce1">
            <text:p>Indien het schooladvies naar aanleiding van het resultaat van de centrale eindtoets of een andere eindtoets wordt gewijzigd, dan baseert het bevoegd gezag zijn beslissing over de toelating van leerlingen tot het eerste schooljaar op dat gewijzigde schoolad</text:p>
          </table:table-cell>
          <table:table-cell office:value-type="string" table:style-name="ce1">
            <text:p>De schoolgids bevat informatie over: het percentage leerlingen dat de school zonder diploma verlaat (VSV).</text:p>
          </table:table-cell>
          <table:table-cell office:value-type="string" table:style-name="ce1">
            <text:p>De schoolgids bevat informatie over: verzuimbeleid.</text:p>
          </table:table-cell>
          <table:table-cell table:number-columns-repeated="16292"/>
        </table:table-row>
        <table:table-row table:style-name="ro2">
          <table:table-cell office:value-type="string" table:style-name="ce1">
            <text:p>De school evalueert systematisch de opbrengsten.</text:p>
          </table:table-cell>
          <table:table-cell table:number-columns-repeated="16383" table:style-name="ce1"/>
        </table:table-row>
        <table:table-row table:style-name="ro2">
          <table:table-cell office:value-type="string" table:style-name="ce1">
            <text:p>De school werkt doelgericht aan de kwaliteit van de opbrengsten.</text:p>
          </table:table-cell>
          <table:table-cell table:number-columns-repeated="16383" table:style-name="ce1"/>
        </table:table-row>
        <table:table-row table:style-name="ro2">
          <table:table-cell office:value-type="string" table:style-name="ce1">
            <text:p>De school evalueert systematisch het onderwijsproces.</text:p>
          </table:table-cell>
          <table:table-cell table:number-columns-repeated="16383" table:style-name="ce1"/>
        </table:table-row>
        <table:table-row table:style-name="ro2">
          <table:table-cell office:value-type="string" table:style-name="ce1">
            <text:p>De school werkt doelgericht aan de verbetering van het onderwijsproces.</text:p>
          </table:table-cell>
          <table:table-cell table:number-columns-repeated="16383" table:style-name="ce1"/>
        </table:table-row>
        <table:table-row table:style-name="ro2">
          <table:table-cell office:value-type="string" table:style-name="ce1">
            <text:p>De school borgt de kwaliteit van het onderwijsproces.</text:p>
          </table:table-cell>
          <table:table-cell table:number-columns-repeated="16383" table:style-name="ce1"/>
        </table:table-row>
        <table:table-row table:style-name="ro2">
          <table:table-cell office:value-type="string" table:style-name="ce1">
            <text:p>De schoolleiding zorgt dat de visie van de school op onderwijs vertaald is in concrete professionele normen voor leraren.</text:p>
          </table:table-cell>
          <table:table-cell table:number-columns-repeated="16383" table:style-name="ce1"/>
        </table:table-row>
        <table:table-row table:style-name="ro2">
          <table:table-cell office:value-type="string" table:style-name="ce1">
            <text:p>Er is een uitgesproken visie over wat de school wil bereiken met haar onderwijs.</text:p>
          </table:table-cell>
          <table:table-cell table:number-columns-repeated="16383" table:style-name="ce1"/>
        </table:table-row>
        <table:table-row table:style-name="ro2">
          <table:table-cell office:value-type="string" table:style-name="ce1">
            <text:p>Deze visie is vertaald in concrete en observeerbare normen voor het handelen van leraren in en buiten de klas.</text:p>
          </table:table-cell>
          <table:table-cell table:number-columns-repeated="16383" table:style-name="ce1"/>
        </table:table-row>
        <table:table-row table:style-name="ro2">
          <table:table-cell office:value-type="string" table:style-name="ce1">
            <text:p>De visie is vertaald in concrete en observeerbare normen voor lerarenteams.</text:p>
          </table:table-cell>
          <table:table-cell table:number-columns-repeated="16383" table:style-name="ce1"/>
        </table:table-row>
        <table:table-row table:style-name="ro2">
          <table:table-cell office:value-type="string" table:style-name="ce1">
            <text:p>De schoolleiding zorgt voor draagvlak bij leraren voor het schoolbeleid en de daarvan afgeleide ambities en verbeterdoelen.</text:p>
          </table:table-cell>
          <table:table-cell table:number-columns-repeated="16383" table:style-name="ce1"/>
        </table:table-row>
        <table:table-row table:style-name="ro2">
          <table:table-cell office:value-type="string" table:style-name="ce1">
            <text:p>Er is een professioneel statuut waarin de zeggenschap van leraren is geregeld.</text:p>
          </table:table-cell>
          <table:table-cell table:number-columns-repeated="16383" table:style-name="ce1"/>
        </table:table-row>
        <table:table-row table:style-name="ro2">
          <table:table-cell office:value-type="string" table:style-name="ce1">
            <text:p>De schoolleiding zorgt voldoende zeggenschap van leraren in het schoolbeleid (bijvoorbeeld via de MR).</text:p>
          </table:table-cell>
          <table:table-cell table:number-columns-repeated="16383" table:style-name="ce1"/>
        </table:table-row>
        <table:table-row table:style-name="ro2">
          <table:table-cell office:value-type="string" table:style-name="ce1">
            <text:p>De schoolleiding betrekt leraren bij de ontwikkeling van de schoolvisie, van de schoolambities en evt. van het specifieke didactische concept.</text:p>
          </table:table-cell>
          <table:table-cell table:number-columns-repeated="16383" table:style-name="ce1"/>
        </table:table-row>
        <table:table-row table:style-name="ro2">
          <table:table-cell office:value-type="string" table:style-name="ce1">
            <text:p>Leraren zijn voldoende geïnformeerd (ze kennen de visie en ambities, zijn het ermee eens en weten welke gedragingen er van hen verwacht worden op grond van die visie en ambities).</text:p>
          </table:table-cell>
          <table:table-cell table:number-columns-repeated="16383" table:style-name="ce1"/>
        </table:table-row>
        <table:table-row table:style-name="ro2">
          <table:table-cell office:value-type="string" table:style-name="ce1">
            <text:p>De schoolleiding stuurt via haar personeelsbeleid op het realiseren van de onderwijskundige doelen van de school.</text:p>
          </table:table-cell>
          <table:table-cell table:number-columns-repeated="16383" table:style-name="ce1"/>
        </table:table-row>
        <table:table-row table:style-name="ro2">
          <table:table-cell office:value-type="string" table:style-name="ce1">
            <text:p>Er is een, liefst meerjarig, scholingsplan dat inhoudelijk aansluit bij geconstateerde behoeften van het personeel en mogelijke tekorten in de onderwijskwaliteit.</text:p>
          </table:table-cell>
          <table:table-cell table:number-columns-repeated="16383"/>
        </table:table-row>
        <table:table-row table:style-name="ro2">
          <table:table-cell office:value-type="string" table:style-name="ce1">
            <text:p>Het scholingsbeleid kent een generieke aanpak waardoor alle leraren voldoende toegerust worden.</text:p>
          </table:table-cell>
          <table:table-cell table:number-columns-repeated="16383"/>
        </table:table-row>
        <table:table-row table:style-name="ro2">
          <table:table-cell office:value-type="string" table:style-name="ce1">
            <text:p>Het scholingsbeleid kent een specifieke aanpak, waardoor groepen of individuele leraren op basis van geconstateerde ontwikkelpunten in hun didactisch pedagogisch handelen ondersteuning en scholing krijgen (denk ook aan coachingstrajecten).</text:p>
          </table:table-cell>
          <table:table-cell table:number-columns-repeated="16383"/>
        </table:table-row>
        <table:table-row table:style-name="ro2">
          <table:table-cell office:value-type="string" table:style-name="ce1">
            <text:p>De school zet scholingsbudget volledig in en geeft voldoende ruimte aan leraren voor het volgen van de scholingen.</text:p>
          </table:table-cell>
          <table:table-cell table:number-columns-repeated="16383"/>
        </table:table-row>
        <table:table-row table:style-name="ro2">
          <table:table-cell office:value-type="string" table:style-name="ce1">
            <text:p>De inhoud van de p-cyclus (functionerings-, voortgangs- en beoordelingsgesprekken) sluit direct aan bij het bereiken van voldoende onderwijskwaliteit.</text:p>
          </table:table-cell>
          <table:table-cell table:number-columns-repeated="16383"/>
        </table:table-row>
        <table:table-row table:style-name="ro2">
          <table:table-cell office:value-type="string" table:style-name="ce1">
            <text:p>Cao-mogelijkheden (bijvoorbeeld loopbaanbeleid en functiemix) worden functioneel ingezet.</text:p>
          </table:table-cell>
          <table:table-cell table:number-columns-repeated="16383"/>
        </table:table-row>
        <table:table-row table:style-name="ro2">
          <table:table-cell office:value-type="string" table:style-name="ce1">
            <text:p>De schoolleiding stimuleert leraren, ook die tijdelijk een leraar vervangen, om zich in te schrijven in het lerarenregister.</text:p>
          </table:table-cell>
          <table:table-cell table:number-columns-repeated="16383"/>
        </table:table-row>
        <table:table-row table:style-name="ro2">
          <table:table-cell office:value-type="string" table:style-name="ce1">
            <text:p>De schoolleiding stuurt leraren(teams) aan om het onderwijsproces vorm te geven passend bij de ambities van de school.</text:p>
          </table:table-cell>
          <table:table-cell table:number-columns-repeated="16383"/>
        </table:table-row>
        <table:table-row table:style-name="ro2">
          <table:table-cell office:value-type="string" table:style-name="ce1">
            <text:p>De school kent een evenwichtige organisatie van platforms (vakgroepen, intervisie- en feedbackgroepen, deelteams) waarin leraren kunnen overleggen over hoe vorm te geven aan het onderwijsproces.</text:p>
          </table:table-cell>
          <table:table-cell table:number-columns-repeated="16383"/>
        </table:table-row>
        <table:table-row table:style-name="ro2">
          <table:table-cell office:value-type="string" table:style-name="ce1">
            <text:p>De schoolleiding communiceert met leraren over hoe het onderwijsproces vorm te geven passend binnen de visie van de school.</text:p>
          </table:table-cell>
          <table:table-cell table:number-columns-repeated="16383"/>
        </table:table-row>
        <table:table-row table:style-name="ro2">
          <table:table-cell office:value-type="string" table:style-name="ce1">
            <text:p>De kaders waarbinnen de platforms/teams kunnen opereren zijn helder.</text:p>
          </table:table-cell>
          <table:table-cell table:number-columns-repeated="16383"/>
        </table:table-row>
        <table:table-row table:style-name="ro2">
          <table:table-cell office:value-type="string" table:style-name="ce1">
            <text:p>De schoolleiding spreekt de teams/platforms aan op het behalen van de afspraken en doelstellingen.</text:p>
          </table:table-cell>
          <table:table-cell table:number-columns-repeated="16383"/>
        </table:table-row>
        <table:table-row table:style-name="ro2">
          <table:table-cell office:value-type="string" table:style-name="ce1">
            <text:p>De voorzitters van de platforms zijn gefaciliteerd.</text:p>
          </table:table-cell>
          <table:table-cell table:number-columns-repeated="16383"/>
        </table:table-row>
        <table:table-row table:style-name="ro2">
          <table:table-cell office:value-type="string" table:style-name="ce1">
            <text:p>De schoolleiding verantwoordt zich intern over de gerealiseerde onderwijskwaliteit.</text:p>
          </table:table-cell>
          <table:table-cell table:number-columns-repeated="16383"/>
        </table:table-row>
        <table:table-row table:style-name="ro2">
          <table:table-cell office:value-type="string" table:style-name="ce1">
            <text:p>De schoolleiding informeert de leraren over de gerealiseerde kwaliteit van de opbrengsten en van het onderwijsleerproces (bijvoorbeeld in de vorm van tevredenheidenquêtes).</text:p>
          </table:table-cell>
          <table:table-cell table:number-columns-repeated="16383"/>
        </table:table-row>
        <table:table-row table:style-name="ro2">
          <table:table-cell office:value-type="string" table:style-name="ce1">
            <text:p>De schoolleiding informeert de leraren en MR over de al dan niet gehaalde doelstellingen.</text:p>
          </table:table-cell>
          <table:table-cell table:number-columns-repeated="16383"/>
        </table:table-row>
        <table:table-row table:style-name="ro2">
          <table:table-cell office:value-type="string" table:style-name="ce1">
            <text:p>Leraren evalueren de kwaliteit van het onderwijs die zij bieden.</text:p>
          </table:table-cell>
          <table:table-cell table:number-columns-repeated="16383"/>
        </table:table-row>
        <table:table-row table:style-name="ro2">
          <table:table-cell office:value-type="string" table:style-name="ce1">
            <text:p>Leraren(teams) evalueren hun handelwijze binnen en buiten de les d.m.v. lesobservaties (peer review), leerlingentevredenheidsenquêtes, leerlingen panels, oudergesprekken en ouderenquêtes.</text:p>
          </table:table-cell>
          <table:table-cell table:number-columns-repeated="16383"/>
        </table:table-row>
        <table:table-row table:style-name="ro2">
          <table:table-cell office:value-type="string" table:style-name="ce1">
            <text:p>Leraren(teams) hebben een reëel zicht op hun sterke en zwakke pedagogische en didactische competenties.</text:p>
          </table:table-cell>
          <table:table-cell table:number-columns-repeated="16383"/>
        </table:table-row>
        <table:table-row table:style-name="ro2">
          <table:table-cell office:value-type="string" table:style-name="ce1">
            <text:p>Leraren(teams) maken gebruik van de leerresultaten om de kwaliteit van hun onderwijsproces te beoordelen.</text:p>
          </table:table-cell>
          <table:table-cell table:number-columns-repeated="16383"/>
        </table:table-row>
        <table:table-row table:style-name="ro2">
          <table:table-cell office:value-type="string" table:style-name="ce1">
            <text:p>Leraren vullen het onderwijs in passend bij de onderwijsvisie van de school/afdeling.</text:p>
          </table:table-cell>
          <table:table-cell table:number-columns-repeated="16383"/>
        </table:table-row>
        <table:table-row table:style-name="ro2">
          <table:table-cell office:value-type="string" table:style-name="ce1">
            <text:p>Leraren handelen in en buiten de klas in lijn met de gemaakte afspraken rond visie, ambitie en gekozen concept.</text:p>
          </table:table-cell>
          <table:table-cell table:number-columns-repeated="16383"/>
        </table:table-row>
        <table:table-row table:style-name="ro2">
          <table:table-cell office:value-type="string" table:style-name="ce1">
            <text:p>Leraren(teams) formuleren doelen t.a.v. het pedagogisch-didactisch handelen en opbrengsten (passend bij de doelen van de school).</text:p>
          </table:table-cell>
          <table:table-cell table:number-columns-repeated="16383"/>
        </table:table-row>
        <table:table-row table:style-name="ro2">
          <table:table-cell office:value-type="string" table:style-name="ce1">
            <text:p>- Leraren(teams) ontwerpen – waar nodig - het onderwijsproces (passend bij de doelen van de school).</text:p>
          </table:table-cell>
          <table:table-cell table:number-columns-repeated="16383"/>
        </table:table-row>
        <table:table-row table:style-name="ro2">
          <table:table-cell office:value-type="string" table:style-name="ce1">
            <text:p>Leraren werken doelgericht aan de bekwaamheidseisen en de benodigde competenties voor het realiseren van de visie van de school.</text:p>
          </table:table-cell>
          <table:table-cell table:number-columns-repeated="16383"/>
        </table:table-row>
        <table:table-row table:style-name="ro2">
          <table:table-cell office:value-type="string" table:style-name="ce1">
            <text:p>Leraren houden een bekwaamheidsdossier bij (art.37).</text:p>
          </table:table-cell>
          <table:table-cell table:number-columns-repeated="16383"/>
        </table:table-row>
        <table:table-row table:style-name="ro2">
          <table:table-cell office:value-type="string" table:style-name="ce1">
            <text:p>Leraren(teams) doen op basis van hun zwakke punten voorstellen voor hun professionele ontwikkeling.</text:p>
          </table:table-cell>
          <table:table-cell table:number-columns-repeated="16383"/>
        </table:table-row>
        <table:table-row table:style-name="ro2">
          <table:table-cell office:value-type="string" table:style-name="ce1">
            <text:p>Leraren(teams) volgen de scholing en ondersteuning die in grote lijnen past bij het deskundigheidsprofiel dat de school voor haar leraren heeft opgesteld.</text:p>
          </table:table-cell>
          <table:table-cell table:number-columns-repeated="16383"/>
        </table:table-row>
        <table:table-row table:style-name="ro2">
          <table:table-cell office:value-type="string" table:style-name="ce1">
            <text:p>De professionalisering sluit aan bij de loopbaan van de leraar.</text:p>
          </table:table-cell>
          <table:table-cell table:number-columns-repeated="16383"/>
        </table:table-row>
        <table:table-row table:style-name="ro2">
          <table:table-cell office:value-type="string" table:style-name="ce1">
            <text:p>Leraren nemen deel aan netwerken, lerarenconferenties en platforms die gericht zijn op het bevorderen van lerarencompetenties.</text:p>
          </table:table-cell>
          <table:table-cell table:number-columns-repeated="16383"/>
        </table:table-row>
        <table:table-row table:style-name="ro2">
          <table:table-cell office:value-type="string" table:style-name="ce1">
            <text:p>Lerarenteams verantwoorden zich over de bereikte resultaten van hun professionaliserings- en verbeteractiviteiten.</text:p>
          </table:table-cell>
          <table:table-cell table:number-columns-repeated="16383"/>
        </table:table-row>
        <table:table-row table:style-name="ro2">
          <table:table-cell office:value-type="string" table:style-name="ce1">
            <text:p>De vakwerkplannen/(deel)teamplannen worden geëvalueerd op het behalen van afspraken en doelstellingen.</text:p>
          </table:table-cell>
          <table:table-cell table:number-columns-repeated="16383"/>
        </table:table-row>
        <table:table-row table:style-name="ro2">
          <table:table-cell office:value-type="string" table:style-name="ce1">
            <text:p>De lerarenteams verantwoorden zich over hun professionaliseringsactiviteiten t.o.v. de schoolleiding.</text:p>
          </table:table-cell>
          <table:table-cell table:number-columns-repeated="16383"/>
        </table:table-row>
        <table:table-row table:style-name="ro2">
          <table:table-cell office:value-type="string" table:style-name="ce1">
            <text:p>De leerlingen maken efficiënt gebruik van de onderwijstijd.</text:p>
          </table:table-cell>
          <table:table-cell table:number-columns-repeated="16383"/>
        </table:table-row>
        <table:table-row table:style-name="ro2">
          <table:table-cell office:value-type="string" table:style-name="ce1">
            <text:p>De onderwijsactiviteit heeft een doelgerichte opbouw.</text:p>
          </table:table-cell>
          <table:table-cell table:number-columns-repeated="16383"/>
        </table:table-row>
        <table:table-row table:style-name="ro2">
          <table:table-cell office:value-type="string" table:style-name="ce1">
            <text:p>De leraar geeft een begrijpelijke uitleg.</text:p>
          </table:table-cell>
          <table:table-cell table:number-columns-repeated="16383"/>
        </table:table-row>
        <table:table-row table:style-name="ro2">
          <table:table-cell office:value-type="string" table:style-name="ce1">
            <text:p>De leerlingen zijn actief betrokken.</text:p>
          </table:table-cell>
          <table:table-cell table:number-columns-repeated="16383"/>
        </table:table-row>
        <table:table-row table:style-name="ro2">
          <table:table-cell office:value-type="string" table:style-name="ce1">
            <text:p>De leerlingen krijgen effectieve feedback op hun leerproces.</text:p>
          </table:table-cell>
          <table:table-cell table:number-columns-repeated="16383"/>
        </table:table-row>
        <table:table-row table:style-name="ro2">
          <table:table-cell office:value-type="string" table:style-name="ce1">
            <text:p>De leraren gebruiken bij de vormgeving van hun onderwijs de analyse van de prestaties van de leerlingen.</text:p>
          </table:table-cell>
          <table:table-cell table:number-columns-repeated="16383"/>
        </table:table-row>
        <table:table-row table:style-name="ro2">
          <table:table-cell office:value-type="string" table:style-name="ce1">
            <text:p>De leraren formuleren concrete doelen en/of acties voor bovengemiddeld presterende leerlingen.</text:p>
          </table:table-cell>
          <table:table-cell table:number-columns-repeated="16383"/>
        </table:table-row>
        <table:table-row table:style-name="ro2">
          <table:table-cell office:value-type="string" table:style-name="ce1">
            <text:p>De leraren bepalen op basis van een analyse van de prestaties doelen voor (groepen) leerlingen (om achterstanden weg te werken).</text:p>
          </table:table-cell>
          <table:table-cell table:number-columns-repeated="16383"/>
        </table:table-row>
        <table:table-row table:style-name="ro2">
          <table:table-cell office:value-type="string" table:style-name="ce1">
            <text:p>In de lespraktijk is te zien dat op basis van de analyse van de vorderingen of leerprestaties aanpassingen in het onderwijs aan de groep zijn gemaakt.</text:p>
          </table:table-cell>
          <table:table-cell table:number-columns-repeated="16383"/>
        </table:table-row>
        <table:table-row table:style-name="ro2">
          <table:table-cell office:value-type="string" table:style-name="ce1">
            <text:p>De leraar stemt de instructie af op verschillen tussen leerlingen.</text:p>
          </table:table-cell>
          <table:table-cell table:number-columns-repeated="16383"/>
        </table:table-row>
        <table:table-row table:style-name="ro2">
          <table:table-cell office:value-type="string" table:style-name="ce1">
            <text:p>De leraar stemt de verwerking af op verschillen tussen leerlingen.</text:p>
          </table:table-cell>
          <table:table-cell table:number-columns-repeated="16383"/>
        </table:table-row>
        <table:table-row table:style-name="ro2">
          <table:table-cell office:value-type="string" table:style-name="ce1">
            <text:p>De school volgt systematisch de vorderingen van de leerlingen aan de hand van genormeerde toetsen.</text:p>
          </table:table-cell>
          <table:table-cell table:number-columns-repeated="16383"/>
        </table:table-row>
        <table:table-row table:style-name="ro2">
          <table:table-cell office:value-type="string" table:style-name="ce1">
            <text:p>Dit gebeurt tenminste op de doorstroomrelevante vakken met genormeerde toetsen of op de referentieniveaus. De school gebruikt voor de referentieniveaus externe toetsen, die een mogelijkheid hebben tot analyse (dit gebeurt op 2 momenten in de onderbouw).</text:p>
          </table:table-cell>
          <table:table-cell table:number-columns-repeated="16383"/>
        </table:table-row>
        <table:table-row table:style-name="ro2">
          <table:table-cell office:value-type="string" table:style-name="ce1">
            <text:p>De school volgt de sociaalemotionele ontwikkeling.</text:p>
          </table:table-cell>
          <table:table-cell table:number-columns-repeated="16383"/>
        </table:table-row>
        <table:table-row table:style-name="ro2">
          <table:table-cell office:value-type="string" table:style-name="ce1">
            <text:p>De school heeft een systeem waarin ontwikkelingen van leerlingen over de leerjaren heen worden bijgehouden en gevolgd.</text:p>
          </table:table-cell>
          <table:table-cell table:number-columns-repeated="16383"/>
        </table:table-row>
        <table:table-row table:style-name="ro2">
          <table:table-cell office:value-type="string" table:style-name="ce1">
            <text:p>De school bepaalt wat de onderwijs- en ondersteuningsbehoefte is van individuele of groepen leerlingen.</text:p>
          </table:table-cell>
          <table:table-cell table:number-columns-repeated="16383"/>
        </table:table-row>
        <table:table-row table:style-name="ro2">
          <table:table-cell office:value-type="string" table:style-name="ce1">
            <text:p>De school benoemt per leerling of groep leerlingen wat hiaten of juist voorsprong is in cognitieve vaardigheden.</text:p>
          </table:table-cell>
          <table:table-cell table:number-columns-repeated="16383"/>
        </table:table-row>
        <table:table-row table:style-name="ro2">
          <table:table-cell office:value-type="string" table:style-name="ce1">
            <text:p>De school benoemt de leemtes in de sociaal emotionele vaardigheden van leerlingen met ondersteuningsbehoeften.</text:p>
          </table:table-cell>
          <table:table-cell table:number-columns-repeated="16383"/>
        </table:table-row>
        <table:table-row table:style-name="ro2">
          <table:table-cell office:value-type="string" table:style-name="ce1">
            <text:p>De school bepaalt per leerling of groepen leerlingen (door aanvullende diagnostiek) welk extra aanbod nodig is.</text:p>
          </table:table-cell>
          <table:table-cell table:number-columns-repeated="16383"/>
        </table:table-row>
        <table:table-row table:style-name="ro2">
          <table:table-cell office:value-type="string" table:style-name="ce1">
            <text:p>De school bepaalt per leerling of groepen leerlingen (door aanvullende diagnostiek) wat hun ondersteunings- en instructiebehoefte is</text:p>
          </table:table-cell>
          <table:table-cell table:number-columns-repeated="16383"/>
        </table:table-row>
        <table:table-row table:style-name="ro2">
          <table:table-cell office:value-type="string" table:style-name="ce1">
            <text:p>De school bepaalt per leerling of groepen leerlingen (door aanvullende diagnostiek) welke sociaal emotionele begeleiding nodig is.</text:p>
          </table:table-cell>
          <table:table-cell table:number-columns-repeated="16383"/>
        </table:table-row>
        <table:table-row table:style-name="ro2">
          <table:table-cell office:value-type="string" table:style-name="ce1">
            <text:p>De school heeft doelen gesteld die erop gericht zijn om achterstanden te bestrijden.</text:p>
          </table:table-cell>
          <table:table-cell table:number-columns-repeated="16383"/>
        </table:table-row>
        <table:table-row table:style-name="ro2">
          <table:table-cell office:value-type="string" table:style-name="ce1">
            <text:p>De school heeft op het niveau van de leerling of een groepje leerlingen opbrengstdoelen bepaald die gericht zijn op het wegwerken van hiaten.</text:p>
          </table:table-cell>
          <table:table-cell table:number-columns-repeated="16383"/>
        </table:table-row>
        <table:table-row table:style-name="ro2">
          <table:table-cell office:value-type="string" table:style-name="ce1">
            <text:p>De doelen zijn te vertalen in tussendoelen.</text:p>
          </table:table-cell>
          <table:table-cell table:number-columns-repeated="16383"/>
        </table:table-row>
        <table:table-row table:style-name="ro2">
          <table:table-cell office:value-type="string" table:style-name="ce1">
            <text:p>De leerlingen worden actief betrokken bij het stellen van doelen.</text:p>
          </table:table-cell>
          <table:table-cell table:number-columns-repeated="16383"/>
        </table:table-row>
        <table:table-row table:style-name="ro2">
          <table:table-cell office:value-type="string" table:style-name="ce1">
            <text:p>De school voert de ondersteuning planmatig uit.</text:p>
          </table:table-cell>
          <table:table-cell table:number-columns-repeated="16383"/>
        </table:table-row>
        <table:table-row table:style-name="ro2">
          <table:table-cell office:value-type="string" table:style-name="ce1">
            <text:p>Er zijn maatregelen getroffen (bijvoorbeeld verlenging leertijd, remedial teaching, hulpklassen, ondersteuningslessen, faalangsttrainingen) voor zowel cognitieve als sociaalemotionele ondersteuning voor alle leerlingen die extra ondersteuning nodig hebben.</text:p>
          </table:table-cell>
          <table:table-cell table:number-columns-repeated="16383"/>
        </table:table-row>
        <table:table-row table:style-name="ro2">
          <table:table-cell office:value-type="string" table:style-name="ce1">
            <text:p>De school voert die maatregelen uit.</text:p>
          </table:table-cell>
          <table:table-cell table:number-columns-repeated="16383"/>
        </table:table-row>
        <table:table-row table:style-name="ro2">
          <table:table-cell office:value-type="string" table:style-name="ce1">
            <text:p>De school evalueert de effectiviteit van de genomen maatregelen en past de geboden ondersteuning aan.</text:p>
          </table:table-cell>
          <table:table-cell table:number-columns-repeated="16383"/>
        </table:table-row>
        <table:table-row table:style-name="ro2">
          <table:table-cell office:value-type="string" table:style-name="ce1">
            <text:p>Het bevoegd gezag baseert zijn beslissing over de toelating van leerlingen tot het eerste schooljaar op het schooladvies van de basisschool dat voor 1 maart wordt vastgesteld.</text:p>
          </table:table-cell>
          <table:table-cell table:number-columns-repeated="16383"/>
        </table:table-row>
        <table:table-row table:style-name="ro2">
          <table:table-cell office:value-type="string" table:style-name="ce1">
            <text:p>Indien het schooladvies naar aanleiding van het resultaat van de centrale eindtoets of een andere eindtoets wordt gewijzigd, dan baseert het bevoegd gezag zijn beslissing over de toelating van leerlingen tot het eerste schooljaar op dat gewijzigde schoolad</text:p>
          </table:table-cell>
          <table:table-cell table:number-columns-repeated="16383"/>
        </table:table-row>
        <table:table-row table:style-name="ro2">
          <table:table-cell office:value-type="string" table:style-name="ce1">
            <text:p>De schoolgids bevat informatie over: het percentage leerlingen dat de school zonder diploma verlaat (VSV).</text:p>
          </table:table-cell>
          <table:table-cell table:number-columns-repeated="16383"/>
        </table:table-row>
        <table:table-row table:style-name="ro2">
          <table:table-cell office:value-type="string" table:style-name="ce1">
            <text:p>De schoolgids bevat informatie over: verzuimbeleid.</text:p>
          </table:table-cell>
          <table:table-cell table:number-columns-repeated="16383"/>
        </table:table-row>
        <table:table-row table:number-rows-repeated="104849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style:style style:name="Default" style:family="table-cell" style:data-style-name="N0">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Wielen, Bram van der</meta:initial-creator>
    <dc:creator>Bram van der Wielen</dc:creator>
    <meta:creation-date>2017-03-29T08:19:53Z</meta:creation-date>
    <dc:date>2017-03-29T08:19:53Z</dc:date>
  </office:meta>
</office:document-meta>
</file>